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4. Innovation par Secteur et Département</text:span></text:h>
      <text:p text:style-name="Text_20_body"><text:span text:style-name="Strong_20_Emphasis">Graphique suggéré</text:span> :</text:p>
      <text:list text:style-name="L1">
        <text:list-item>
          <text:p text:style-name="P1"><text:span text:style-name="Strong_20_Emphasis">Treemap</text:span> : Visualiser la distribution des entreprises innovantes par secteur et département.</text:p>
        </text:list-item>
        <text:list-item>
          <text:p text:style-name="P2"><text:span text:style-name="Strong_20_Emphasis">Heatmap</text:span> : Secteurs vs départements, avec l’intensité de couleur indiquant le niveau d’innovation.</text:p>
        </text:list-item>
      </text:list>
      <text:p text:style-name="Text_20_body"><text:span text:style-name="Strong_20_Emphasis">Question</text:span> : Dans quels secteurs et départements trouve-t-on les entreprises les plus innovantes ?</text:p>
      <text:h text:style-name="Heading_20_3" text:outline-level="3"><text:span text:style-name="Strong_20_Emphasis">5. Expérience Demandée et Innovation</text:span></text:h>
      <text:p text:style-name="Text_20_body"><text:span text:style-name="Strong_20_Emphasis">Graphique suggéré</text:span> :</text:p>
      <text:list text:style-name="L2">
        <text:list-item>
          <text:p text:style-name="P3"><text:span text:style-name="Strong_20_Emphasis">Violin Plot</text:span> : Comparer la distribution des niveaux d’expérience demandés par quartiles d’innovation.</text:p>
        </text:list-item>
        <text:list-item>
          <text:p text:style-name="P4"><text:span text:style-name="Strong_20_Emphasis">Stacked Bar Chart</text:span> : Pourcentage d’offres exigeant différents niveaux d’expérience par secteur, comparé au niveau d’innovation.</text:p>
        </text:list-item>
      </text:list>
      <text:p text:style-name="Text_20_body"><text:span text:style-name="Strong_20_Emphasis">Question</text:span> : Les entreprises innovantes recherchent-elles davantage de profils expérimentés en data science ?</text:p>
      <text:h text:style-name="Heading_20_3" text:outline-level="3"><text:span text:style-name="Strong_20_Emphasis">6. Relations Entre Innovation et Salaire au Niveau des Compétences</text:span></text:h>
      <text:p text:style-name="Text_20_body"><text:span text:style-name="Strong_20_Emphasis">Graphique suggéré</text:span> :</text:p>
      <text:list text:style-name="L3">
        <text:list-item>
          <text:p text:style-name="P5"><text:span text:style-name="Strong_20_Emphasis">Radar Chart</text:span> : Pour chaque compétence clé, montrer l’innovation moyenne, le salaire moyen et le nombre d’offres demandant cette compétence.</text:p>
        </text:list-item>
        <text:list-item>
          <text:p text:style-name="P6"><text:span text:style-name="Strong_20_Emphasis">Scatterplot Matrix</text:span> : Croiser salaire, innovation et fréquence de certaines compétences.</text:p>
        </text:list-item>
      </text:list>
      <text:p text:style-name="Text_20_body"><text:span text:style-name="Strong_20_Emphasis">Question</text:span> : Existe-t-il des compétences associées à un niveau élevé d’innovation et de salaire ?</text:p>
      <text:p text:style-name="Horizontal_20_Line"/>
      <text:h text:style-name="Heading_20_3" text:outline-level="3"><text:span text:style-name="Strong_20_Emphasis">7. Exemple Créatif : Analyse des Secteurs</text:span></text:h>
      <text:list text:style-name="L4">
        <text:list-item>
          <text:p text:style-name="P7"><text:span text:style-name="Strong_20_Emphasis">Cluster Dendrogram</text:span> : Réaliser une analyse en clusters pour regrouper les secteurs en fonction de leurs caractéristiques (innovation, salaire, compétences demandées, etc.).</text:p>
        </text:list-item>
        <text:list-item>
          <text:p text:style-name="P8"><text:span text:style-name="Strong_20_Emphasis">Sankey Diagram</text:span> : Visualiser les flux entre compétences demandées, secteurs et niveaux d’innovation.</text:p>
        </text:list-item>
      </text:list>
      <text:p text:style-name="Text_20_body"><text:span text:style-name="Strong_20_Emphasis">Question</text:span> : Quels secteurs présentent des similitudes en termes de demande de compétences et d’innovation ?</text:p>
      <text:h text:style-name="Heading_20_3" text:outline-level="3"><text:span text:style-name="Strong_20_Emphasis">8. Visualisation des Salaires Proposés</text:span></text:h>
      <text:list text:style-name="L5">
        <text:list-item>
          <text:p text:style-name="P9"><text:span text:style-name="Strong_20_Emphasis">Boxplot ou Histogramme Empilé</text:span> : Salaire moyen des offres, segmenté par niveaux d’innovation et secteurs.</text:p>
        </text:list-item>
        <text:list-item>
          <text:p text:style-name="P10"><text:span text:style-name="Strong_20_Emphasis">Gradient Map (France)</text:span> : Carte départementale des salaires moyens, colorée en fonction du niveau d’innovation des entreprises locales.</text:p>
        </text:list-item>
      </text:list>
      <text:p text:style-name="Text_20_body"><text:soft-page-break/><text:span text:style-name="Strong_20_Emphasis">Question</text:span> : Y a-t-il des disparités salariales géographiques liées à l’innovation des entreprises ?</text:p>
      <text:p text:style-name="Horizontal_20_Line"/>
      <text:p text:style-name="Standard">- Nombre total de brevets déposés par secteur (camembert)</text:p>
      <text:p text:style-name="Standard">- WORD CLOUD DES COMPETENCES PONDEREES PAR LE SALAIRE</text:p>
      <text:p text:style-name="Standard">- WORD CLOUD DES COMPETENCES PONDEREES PAR L'INOVATION</text:p>
      <text:p text:style-name="Standard">- INOVATION EN FONCTION DU SALAIRE</text:p>
      <text:p text:style-name="Standard">- INOVATION EN FONCTION DU nb d'offres d'emploi</text:p>
      <text:p text:style-name="Standard">- Relation entre le salaire et le nombre de brevet</text:p>
      <text:p text:style-name="Standard"/>
      <text:p text:style-name="Standard"/>
      <text:p text:style-name="Standard">library(data.table)</text:p>
      <text:p text:style-name="Standard">library(ggplot2)</text:p>
      <text:p text:style-name="Standard">library(gridExtra)</text:p>
      <text:p text:style-name="Standard">library(dplyr)</text:p>
      <text:p text:style-name="Standard">library(RColorBrewer)</text:p>
      <text:p text:style-name="Standard">#install.packages("wordcloud2")</text:p>
      <text:p text:style-name="Standard">library(wordcloud2)</text:p>
      <text:p text:style-name="Standard">library(data.table)</text:p>
      <text:p text:style-name="Standard">#install.packages("wordcloud")</text:p>
      <text:p text:style-name="Standard">library(wordcloud)</text:p>
      <text:p text:style-name="Standard">#install.packages("plotly")</text:p>
      <text:p text:style-name="Standard">library(plotly)</text:p>
      <text:p text:style-name="Standard">#install.packages("treemap")</text:p>
      <text:p text:style-name="Standard">library(treemap)</text:p>
      <text:p text:style-name="Standard">#install.packages("ggridges")</text:p>
      <text:p text:style-name="Standard">library(ggridges)</text:p>
      <text:p text:style-name="Standard">library(cluster)</text:p>
      <text:p text:style-name="Standard"/>
      <text:p text:style-name="Standard"/>
      <text:p text:style-name="Standard"># Créer le data.table</text:p>
      <text:p text:style-name="Standard">dt_merge = data.table(firm_name = c("A", "B", "C", "D"), </text:p>
      <text:p text:style-name="Standard"><text:s text:c="22"/>secteur = c("Mathématiques", "Informatiques", "Biologie", "Mathématiques"), </text:p>
      <text:p text:style-name="Standard"><text:s text:c="22"/>competence = c("Patience", "Tolérence", "Intelligence", "Sexytude"), </text:p>
      <text:p text:style-name="Standard"><text:s text:c="22"/>nb_apparition = c(3, 18, 10, 7), #nombre d'offre d'emploie</text:p>
      <text:p text:style-name="Standard"><text:s text:c="22"/>addr_dept_main = c(35, 64, 93, 91), #département principal de l'entreprise</text:p>
      <text:p text:style-name="Standard"><text:s text:c="22"/>salaire = c(60000, 50000, 75000, 65000), </text:p>
      <text:p text:style-name="Standard"><text:s text:c="22"/>exp = c(3, 2, 5, 3), #niveau d'expérience demandée</text:p>
      <text:p text:style-name="Standard"><text:s text:c="22"/>n_patents = c(25, 32, 17, 12)) #nombre de brevets déposés (plus il y en a, plus l'entreprise est inovante)</text:p>
      <text:p text:style-name="Standard"/>
      <text:p text:style-name="Standard"># Créer un tableau avec les compétences et les salaires pondérés</text:p>
      <text:p text:style-name="Standard">competences_ponderees &lt;- dt_merge[, .(competence, salaire)]</text:p>
      <text:p text:style-name="Standard"/>
      <text:p text:style-name="Standard"># Créer un vecteur de poids où chaque compétence a un poids égal à son salaire</text:p>
      <text:p text:style-name="Standard">wordcloud_data &lt;- competences_ponderees[, .(salaire = sum(salaire)), by = competence]</text:p>
      <text:p text:style-name="Standard"/>
      <text:p text:style-name="Standard"># Créer le nuage de mots</text:p>
      <text:p text:style-name="Standard"><text:soft-page-break/>a = wordcloud2(wordcloud_data, size = 1.5, color = "darkblue", backgroundColor = "white")</text:p>
      <text:p text:style-name="Standard">a</text:p>
      <text:p text:style-name="Standard"/>
      <text:p text:style-name="Standard">####</text:p>
      <text:p text:style-name="Standard">####Nombre total de brevets déposés par secteur (camembert)</text:p>
      <text:p text:style-name="Standard">####</text:p>
      <text:p text:style-name="Standard"/>
      <text:p text:style-name="Standard">ggplot(data = dt_brevets_agg, aes(x = "", y = total_brevets, fill = secteur)) +</text:p>
      <text:p text:style-name="Standard"><text:s text:c="2"/>geom_bar(stat = "identity", colour = "black", width = 1) + <text:s/># Crée les barres du camembert</text:p>
      <text:p text:style-name="Standard"><text:s text:c="2"/>coord_polar(theta = "y") + <text:s/># Transforme en camembert</text:p>
      <text:p text:style-name="Standard"><text:s text:c="2"/>labs(</text:p>
      <text:p text:style-name="Standard"><text:s text:c="4"/>title = "Nombre total de brevets déposés par secteur",</text:p>
      <text:p text:style-name="Standard"><text:s text:c="4"/>x = NULL, <text:s/># Enlève l'étiquette de l'axe x</text:p>
      <text:p text:style-name="Standard"><text:s text:c="4"/>y = NULL <text:s text:c="2"/># Enlève l'étiquette de l'axe y</text:p>
      <text:p text:style-name="Standard"><text:s text:c="2"/>) +</text:p>
      <text:p text:style-name="Standard"><text:s text:c="2"/>theme_minimal() +</text:p>
      <text:p text:style-name="Standard"><text:s text:c="2"/>theme(</text:p>
      <text:p text:style-name="Standard"><text:s text:c="4"/>axis.text.x = element_blank(), <text:s/># Enlever les étiquettes des axes</text:p>
      <text:p text:style-name="Standard"><text:s text:c="4"/>axis.title.x = element_blank(),</text:p>
      <text:p text:style-name="Standard"><text:s text:c="4"/>axis.title.y = element_blank()</text:p>
      <text:p text:style-name="Standard"><text:s text:c="2"/>) +</text:p>
      <text:p text:style-name="Standard"><text:s text:c="2"/># Ajouter une palette de couleurs automatique</text:p>
      <text:p text:style-name="Standard"><text:s text:c="2"/>scale_fill_brewer(palette = "Set3") + <text:s/># Palette "Set3" adaptée pour les camemberts</text:p>
      <text:p text:style-name="Standard"><text:s text:c="2"/>theme(legend.title = element_blank()) <text:s/># Masquer le titre de la légende</text:p>
      <text:p text:style-name="Standard"/>
      <text:p text:style-name="Standard"/>
      <text:p text:style-name="Standard">####</text:p>
      <text:p text:style-name="Standard">#### WORD CLOUD DES COMPETENCES PONDEREES PAR LE SALAIRE</text:p>
      <text:p text:style-name="Standard">####</text:p>
      <text:p text:style-name="Standard"/>
      <text:p text:style-name="Standard"># Créer le data.table</text:p>
      <text:p text:style-name="Standard">dt_merge = data.table(firm_name = c("A", "B", "C", "D"), </text:p>
      <text:p text:style-name="Standard"><text:s text:c="22"/>secteur = c("Mathématiques", "Informatiques", "Biologie", "Mathématiques"), </text:p>
      <text:p text:style-name="Standard"><text:s text:c="22"/>competence = c("Patience", "Tolérence", "Intelligence", "Sexytude"), </text:p>
      <text:p text:style-name="Standard"><text:s text:c="22"/>nb_apparition = c(3, 18, 10, 7), </text:p>
      <text:p text:style-name="Standard"><text:s text:c="22"/>addr_dept_main = c(35, 64, 93, 91), </text:p>
      <text:p text:style-name="Standard"><text:s text:c="22"/>salaire = c(60000, 50000, 75000, 65000), </text:p>
      <text:p text:style-name="Standard"><text:s text:c="22"/>exp = c(3, 2, 5, 3), </text:p>
      <text:p text:style-name="Standard"><text:s text:c="22"/>n_patents = c(25, 32, 17, 50))</text:p>
      <text:p text:style-name="Standard"/>
      <text:p text:style-name="Standard"># Créer un tableau avec les compétences et les salaires pondérés</text:p>
      <text:p text:style-name="Standard">competences_ponderees &lt;- dt_merge[, .(competence, salaire)]</text:p>
      <text:p text:style-name="Standard"/>
      <text:p text:style-name="Standard"># Créer un vecteur de poids où chaque compétence a un poids égal à son salaire</text:p>
      <text:p text:style-name="Standard">wordcloud_data &lt;- competences_ponderees[, .(salaire = sum(salaire)), by = competence]</text:p>
      <text:p text:style-name="Standard"/>
      <text:p text:style-name="Standard"># Créer le nuage de mots avec wordcloud</text:p>
      <text:p text:style-name="Standard">wordcloud(words = wordcloud_data$competence, </text:p>
      <text:p text:style-name="Standard"><text:s text:c="10"/>freq = wordcloud_data$salaire, </text:p>
      <text:p text:style-name="Standard"><text:soft-page-break/><text:s text:c="10"/>min.freq = 1, </text:p>
      <text:p text:style-name="Standard"><text:s text:c="10"/>scale = c(3, 0.5), <text:s/># Ajuster la taille des mots</text:p>
      <text:p text:style-name="Standard"><text:s text:c="10"/>colors = "darkblue", </text:p>
      <text:p text:style-name="Standard"><text:s text:c="10"/>random.order = FALSE, <text:s/># Ne pas mélanger les mots</text:p>
      <text:p text:style-name="Standard"><text:s text:c="10"/>rot.per = 0.3, <text:s text:c="7"/># Rotation des mots</text:p>
      <text:p text:style-name="Standard"><text:s text:c="10"/>background = "white") # Fond blanc</text:p>
      <text:p text:style-name="Standard"/>
      <text:p text:style-name="Standard"/>
      <text:p text:style-name="Standard"/>
      <text:p text:style-name="Standard">####</text:p>
      <text:p text:style-name="Standard">#### WORD CLOUD DES COMPETENCES PONDEREES PAR L'INOVATION</text:p>
      <text:p text:style-name="Standard">####</text:p>
      <text:p text:style-name="Standard"/>
      <text:p text:style-name="Standard"/>
      <text:p text:style-name="Standard"># Créer un tableau avec les compétences et les salaires pondérés</text:p>
      <text:p text:style-name="Standard">competences_ponderees_inov &lt;- dt_merge[, .(competence, n_patents)]</text:p>
      <text:p text:style-name="Standard"/>
      <text:p text:style-name="Standard"># Créer un vecteur de poids où chaque compétence a un poids égal à son n_patents</text:p>
      <text:p text:style-name="Standard">wordcloud_data_inov &lt;- competences_ponderees_inov[, .(n_patents = sum(n_patents)), by = competence]</text:p>
      <text:p text:style-name="Standard"/>
      <text:p text:style-name="Standard"># Créer le nuage de mots avec wordcloud</text:p>
      <text:p text:style-name="Standard">wordcloud(words = wordcloud_data_inov$competence, </text:p>
      <text:p text:style-name="Standard"><text:s text:c="10"/>freq = wordcloud_data_inov$n_patents, </text:p>
      <text:p text:style-name="Standard"><text:s text:c="10"/>min.freq = 1, </text:p>
      <text:p text:style-name="Standard"><text:s text:c="10"/>scale = c(3, 0.5), <text:s/># Ajuster la taille des mots</text:p>
      <text:p text:style-name="Standard"><text:s text:c="10"/>colors = "purple", </text:p>
      <text:p text:style-name="Standard"><text:s text:c="10"/>random.order = FALSE, <text:s/># Ne pas mélanger les mots</text:p>
      <text:p text:style-name="Standard"><text:s text:c="10"/>rot.per = 0.3, <text:s text:c="7"/># Rotation des mots</text:p>
      <text:p text:style-name="Standard"><text:s text:c="10"/>background = "white") # Fond blanc</text:p>
      <text:p text:style-name="Standard"/>
      <text:p text:style-name="Standard"/>
      <text:p text:style-name="Standard"/>
      <text:p text:style-name="Standard">####</text:p>
      <text:p text:style-name="Standard">#### INOVATION EN FONCTION DU SALAIRE </text:p>
      <text:p text:style-name="Standard">####</text:p>
      <text:p text:style-name="Standard"/>
      <text:p text:style-name="Standard">dt_merge = data.table(firm_name = c("A", "B", "C", "D", "E"), </text:p>
      <text:p text:style-name="Standard"><text:s text:c="22"/>secteur = c("Mathématiques", "Informatiques", "Biologie", "Mathématiques", "Caca"), </text:p>
      <text:p text:style-name="Standard"><text:s text:c="22"/>competence = c("Patience", "Tolérence", "Intelligence", "Sexytude", "CACA"), </text:p>
      <text:p text:style-name="Standard"><text:s text:c="22"/>nb_apparition = c(3, 18, 10, 7, 5), </text:p>
      <text:p text:style-name="Standard"><text:s text:c="22"/>addr_dept_main = c(35, 64, 93, 91, 69), </text:p>
      <text:p text:style-name="Standard"><text:s text:c="22"/>salaire = c(60000, 50000, 75000, 65000, 50000), </text:p>
      <text:p text:style-name="Standard"><text:s text:c="22"/>exp = c(3, 2, 5, 3, 7), </text:p>
      <text:p text:style-name="Standard"><text:s text:c="22"/>n_patents = c(25, 32, 17, 50, 60))</text:p>
      <text:p text:style-name="Standard"/>
      <text:p text:style-name="Standard"/>
      <text:p text:style-name="Standard"># Ajouter une ligne de régression en jaune</text:p>
      <text:p text:style-name="Standard">ggplot(dt_merge, aes(x = salaire, y = n_patents)) +</text:p>
      <text:p text:style-name="Standard"><text:soft-page-break/><text:s text:c="2"/>geom_point(aes(color = salaire), size = 4) + <text:s/># Points colorés en fonction du salaire</text:p>
      <text:p text:style-name="Standard"><text:s text:c="2"/>scale_color_gradient(low = "#ffe87e", high = "darkgoldenrod") + <text:s/># Échelle de jaune</text:p>
      <text:p text:style-name="Standard"><text:s text:c="2"/>geom_smooth(method = "lm", se = FALSE, color = "goldenrod") + <text:s/># Ligne de régression en jaune</text:p>
      <text:p text:style-name="Standard"><text:s text:c="2"/>labs(</text:p>
      <text:p text:style-name="Standard"><text:s text:c="4"/>title = "Nombre de brevets en fonction du salaire avec régression",</text:p>
      <text:p text:style-name="Standard"><text:s text:c="4"/>x = "Salaire (en euros)",</text:p>
      <text:p text:style-name="Standard"><text:s text:c="4"/>y = "Nombre de brevets",</text:p>
      <text:p text:style-name="Standard"><text:s text:c="4"/>color = "Salaire"</text:p>
      <text:p text:style-name="Standard"><text:s text:c="2"/>) +</text:p>
      <text:p text:style-name="Standard"><text:s text:c="2"/>theme_minimal() +</text:p>
      <text:p text:style-name="Standard"><text:s text:c="2"/>theme(</text:p>
      <text:p text:style-name="Standard"><text:s text:c="4"/>axis.text.x = element_text(angle = 45, hjust = 1)</text:p>
      <text:p text:style-name="Standard"><text:s text:c="2"/>)</text:p>
      <text:p text:style-name="Standard"/>
      <text:p text:style-name="Standard"/>
      <text:p text:style-name="Standard"/>
      <text:p text:style-name="Standard">####</text:p>
      <text:p text:style-name="Standard">#### INOVATION EN FONCTION DU nb d'offres d'emploi </text:p>
      <text:p text:style-name="Standard">####</text:p>
      <text:p text:style-name="Standard"/>
      <text:p text:style-name="Standard"># Ajouter une ligne de régression en jaune</text:p>
      <text:p text:style-name="Standard">ggplot(dt_merge, aes(x = nb_apparition, y = n_patents)) +</text:p>
      <text:p text:style-name="Standard"><text:s text:c="2"/>geom_point(aes(color = nb_apparition), size = 4) + <text:s/># Points colorés en fonction du nb d'offres d'emploi</text:p>
      <text:p text:style-name="Standard"><text:s text:c="2"/>scale_color_gradient(low = "#f9d1c9", high = "#f6548a") + <text:s/># Échelle de jaune</text:p>
      <text:p text:style-name="Standard"><text:s text:c="2"/>geom_smooth(method = "lm", se = FALSE, color = "#b4476b") + <text:s/># Ligne de régression en jaune</text:p>
      <text:p text:style-name="Standard"><text:s text:c="2"/>labs(</text:p>
      <text:p text:style-name="Standard"><text:s text:c="4"/>title = "Nombre de brevets en fonction du nb d'offres d'emploi",</text:p>
      <text:p text:style-name="Standard"><text:s text:c="4"/>x = "nb d'offres d'emploi",</text:p>
      <text:p text:style-name="Standard"><text:s text:c="4"/>y = "Nombre de brevets",</text:p>
      <text:p text:style-name="Standard"><text:s text:c="4"/>color = "Salaire"</text:p>
      <text:p text:style-name="Standard"><text:s text:c="2"/>) +</text:p>
      <text:p text:style-name="Standard"><text:s text:c="2"/>theme_minimal() +</text:p>
      <text:p text:style-name="Standard"><text:s text:c="2"/>theme(</text:p>
      <text:p text:style-name="Standard"><text:s text:c="4"/>axis.text.x = element_text(angle = 45, hjust = 1)</text:p>
      <text:p text:style-name="Standard"><text:s text:c="2"/>)</text:p>
      <text:p text:style-name="Standard"/>
      <text:p text:style-name="Standard"/>
      <text:p text:style-name="Standard"/>
      <text:p text:style-name="Standard">####</text:p>
      <text:p text:style-name="Standard">#### Relation entre le salaire et le nombre de brevets</text:p>
      <text:p text:style-name="Standard">####</text:p>
      <text:p text:style-name="Standard"/>
      <text:p text:style-name="Standard"># Créer un nuage de points avec taille et couleur selon le salaire et le nombre de brevets</text:p>
      <text:p text:style-name="Standard">p &lt;- ggplot(dt_merge, aes(x = salaire, y = n_patents, color = salaire, size = n_patents)) +</text:p>
      <text:p text:style-name="Standard"><text:s text:c="2"/>geom_point(alpha = 0.7) + <text:s/># Points semi-transparents</text:p>
      <text:p text:style-name="Standard"><text:s text:c="2"/>scale_color_gradient(low = "yellow", high = "darkgoldenrod") + <text:s/># Couleurs jaunes</text:p>
      <text:p text:style-name="Standard"><text:s text:c="2"/>labs(</text:p>
      <text:p text:style-name="Standard"><text:s text:c="4"/>title = "Relation entre le salaire et le nombre de brevets",</text:p>
      <text:p text:style-name="Standard"><text:soft-page-break/><text:s text:c="4"/>x = "Salaire (en euros)",</text:p>
      <text:p text:style-name="Standard"><text:s text:c="4"/>y = "Nombre de brevets",</text:p>
      <text:p text:style-name="Standard"><text:s text:c="4"/>color = "Salaire",</text:p>
      <text:p text:style-name="Standard"><text:s text:c="4"/>size = "Nombre de brevets"</text:p>
      <text:p text:style-name="Standard"><text:s text:c="2"/>) +</text:p>
      <text:p text:style-name="Standard"><text:s text:c="2"/>theme_minimal() +</text:p>
      <text:p text:style-name="Standard"><text:s text:c="2"/>theme(axis.text.x = element_text(angle = 45, hjust = 1))</text:p>
      <text:p text:style-name="Standard"/>
      <text:p text:style-name="Standard"># Convertir en graphique interactif avec plotly</text:p>
      <text:p text:style-name="Standard">interactive_plot &lt;- ggplotly(p)</text:p>
      <text:p text:style-name="Standard"/>
      <text:p text:style-name="Standard"># Afficher le graphique interactif</text:p>
      <text:p text:style-name="Standard">interactive_plot</text:p>
      <text:p text:style-name="Standard"/>
      <text:p text:style-name="Standard"/>
      <text:p text:style-name="Standard">###</text:p>
      <text:p text:style-name="Standard">### 4</text:p>
      <text:p text:style-name="Standard">###</text:p>
      <text:p text:style-name="Standard"/>
      <text:p text:style-name="Standard">#APPROCHE 0</text:p>
      <text:p text:style-name="Standard">treemap(</text:p>
      <text:p text:style-name="Standard"><text:s text:c="2"/>dt_merge,</text:p>
      <text:p text:style-name="Standard"><text:s text:c="2"/>index = c("secteur", "addr_dept_main"),</text:p>
      <text:p text:style-name="Standard"><text:s text:c="2"/>vSize = "n_patents",</text:p>
      <text:p text:style-name="Standard"><text:s text:c="2"/>title = "Répartition de l'innovation par secteur et département"</text:p>
      <text:p text:style-name="Standard">)</text:p>
      <text:p text:style-name="Standard">#APPROCHE 1 : Agrégation par Secteur ou Département</text:p>
      <text:p text:style-name="Standard">departements &lt;- data.table(</text:p>
      <text:p text:style-name="Standard"><text:s text:c="2"/>addr_dept_main = as.character(1:95), <text:s/># Départements de France</text:p>
      <text:p text:style-name="Standard"><text:s text:c="2"/>secteur = rep(c("Mathématiques", "Informatiques", "Biologie", "Physique"), length.out = 95),</text:p>
      <text:p text:style-name="Standard"><text:s text:c="2"/>n_patents = sample(1:100, 95, replace = TRUE) <text:s/># Nombre de brevets aléatoires</text:p>
      <text:p text:style-name="Standard">)</text:p>
      <text:p text:style-name="Standard"># Ajouter les données fictives au jeu de données principal</text:p>
      <text:p text:style-name="Standard">dt_full &lt;- rbindlist(list(dt_merge, departements), fill = TRUE)</text:p>
      <text:p text:style-name="Standard"># Treemap avec tous les départements</text:p>
      <text:p text:style-name="Standard">treemap(</text:p>
      <text:p text:style-name="Standard"><text:s text:c="2"/>dt_full,</text:p>
      <text:p text:style-name="Standard"><text:s text:c="2"/>index = c("secteur", "addr_dept_main"), <text:s/># Hiérarchie : Secteur -&gt; Département</text:p>
      <text:p text:style-name="Standard"><text:s text:c="2"/>vSize = "n_patents", <text:s/># Taille des rectangles basée sur les brevets</text:p>
      <text:p text:style-name="Standard"><text:s text:c="2"/>vColor = "n_patents", <text:s/># Couleur reflétant le niveau d'innovation</text:p>
      <text:p text:style-name="Standard"><text:s text:c="2"/>type = "value", <text:s/># Type de coloration</text:p>
      <text:p text:style-name="Standard"><text:s text:c="2"/>title = "Répartition de l'innovation par secteur et département (France)"</text:p>
      <text:p text:style-name="Standard">)</text:p>
      <text:p text:style-name="Standard"/>
      <text:p text:style-name="Standard"># APPROCHE 2 : Filtrer les Départements Clés</text:p>
      <text:p text:style-name="Standard"># Filtrer les départements clés (top 20% des brevets)</text:p>
      <text:p text:style-name="Standard">threshold &lt;- quantile(dt_full$n_patents, 0.8, na.rm = TRUE)</text:p>
      <text:p text:style-name="Standard">departements_cle &lt;- dt_full[n_patents &gt;= threshold]</text:p>
      <text:p text:style-name="Standard"/>
      <text:p text:style-name="Standard"><text:soft-page-break/># Treemap des départements clés</text:p>
      <text:p text:style-name="Standard">treemap(</text:p>
      <text:p text:style-name="Standard"><text:s text:c="2"/>departements_cle,</text:p>
      <text:p text:style-name="Standard"><text:s text:c="2"/>index = c("secteur", "addr_dept_main"),</text:p>
      <text:p text:style-name="Standard"><text:s text:c="2"/>vSize = "n_patents",</text:p>
      <text:p text:style-name="Standard"><text:s text:c="2"/>vColor = "n_patents",</text:p>
      <text:p text:style-name="Standard"><text:s text:c="2"/>type = "value",</text:p>
      <text:p text:style-name="Standard"><text:s text:c="2"/>title = "Répartition de l'innovation : Top 20% des départements"</text:p>
      <text:p text:style-name="Standard">)</text:p>
      <text:p text:style-name="Standard"/>
      <text:p text:style-name="Standard"># APPROCHE 3 : Treemap avec Regroupement Géographique</text:p>
      <text:p text:style-name="Standard"># Ajouter une région fictive à chaque département</text:p>
      <text:p text:style-name="Standard">regions &lt;- c("Île-de-France", "Provence-Alpes-Côte d'Azur", "Auvergne-Rhône-Alpes", "Nouvelle-Aquitaine")</text:p>
      <text:p text:style-name="Standard">dt_full[, region := rep(regions, length.out = .N)]</text:p>
      <text:p text:style-name="Standard"/>
      <text:p text:style-name="Standard"># Treemap avec regroupement géographique</text:p>
      <text:p text:style-name="Standard">treemap(</text:p>
      <text:p text:style-name="Standard"><text:s text:c="2"/>dt_full,</text:p>
      <text:p text:style-name="Standard"><text:s text:c="2"/>index = c("region", "secteur", "addr_dept_main"), <text:s/># Hiérarchie : Région -&gt; Secteur -&gt; Département</text:p>
      <text:p text:style-name="Standard"><text:s text:c="2"/>vSize = "n_patents",</text:p>
      <text:p text:style-name="Standard"><text:s text:c="2"/>vColor = "n_patents",</text:p>
      <text:p text:style-name="Standard"><text:s text:c="2"/>type = "value",</text:p>
      <text:p text:style-name="Standard"><text:s text:c="2"/>title = "Répartition de l'innovation par région, secteur et département"</text:p>
      <text:p text:style-name="Standard">)</text:p>
      <text:p text:style-name="Standard"/>
      <text:p text:style-name="Standard"/>
      <text:p text:style-name="Standard">###</text:p>
      <text:p text:style-name="Standard">### 5 <text:s/>erreur affichage</text:p>
      <text:p text:style-name="Standard">### </text:p>
      <text:p text:style-name="Standard"/>
      <text:p text:style-name="Standard">ggplot(dt_merge, aes(x = exp, y = n_patents, fill = secteur)) +</text:p>
      <text:p text:style-name="Standard"><text:s text:c="2"/>geom_density_ridges(alpha = 0.7) +</text:p>
      <text:p text:style-name="Standard"><text:s text:c="2"/>labs(</text:p>
      <text:p text:style-name="Standard"><text:s text:c="4"/>title = "Distribution de l'expérience demandée par niveau d'innovation",</text:p>
      <text:p text:style-name="Standard"><text:s text:c="4"/>x = "Expérience demandée",</text:p>
      <text:p text:style-name="Standard"><text:s text:c="4"/>y = "Nombre de brevets (Innovation)"</text:p>
      <text:p text:style-name="Standard"><text:s text:c="2"/>) +</text:p>
      <text:p text:style-name="Standard"><text:s text:c="2"/>theme_minimal()</text:p>
      <text:p text:style-name="Standard"/>
      <text:p text:style-name="Standard"/>
      <text:p text:style-name="Standard">###</text:p>
      <text:p text:style-name="Standard">### 6 </text:p>
      <text:p text:style-name="Standard">###</text:p>
      <text:p text:style-name="Standard">#APPROCHE 1 : Regrouper les Compétences par Fréquence</text:p>
      <text:p text:style-name="Standard">dt_merge[, competence_group := ifelse(nb_apparition &gt;= quantile(nb_apparition, 0.9), competence, "Autres")]</text:p>
      <text:p text:style-name="Standard"/>
      <text:p text:style-name="Standard">ggplot(dt_merge, aes(x = n_patents, y = salaire, color = competence_group)) +</text:p>
      <text:p text:style-name="Standard"><text:soft-page-break/><text:s text:c="2"/>geom_point(size = 4) +</text:p>
      <text:p text:style-name="Standard"><text:s text:c="2"/>labs(</text:p>
      <text:p text:style-name="Standard"><text:s text:c="4"/>title = "Relation entre innovation, salaire et groupes de compétences",</text:p>
      <text:p text:style-name="Standard"><text:s text:c="4"/>x = "Nombre de brevets (Innovation)",</text:p>
      <text:p text:style-name="Standard"><text:s text:c="4"/>y = "Salaire",</text:p>
      <text:p text:style-name="Standard"><text:s text:c="4"/>color = "Compétences (principales)"</text:p>
      <text:p text:style-name="Standard"><text:s text:c="2"/>) +</text:p>
      <text:p text:style-name="Standard"><text:s text:c="2"/>theme_minimal()</text:p>
      <text:p text:style-name="Standard"/>
      <text:p text:style-name="Standard">#APPROCHE 2 : Réduire les Compétences à un Nombre Limité (Top N)</text:p>
      <text:p text:style-name="Standard">top_competences &lt;- dt_merge[, .N, by = competence][order(-N)][1:10]$competence</text:p>
      <text:p text:style-name="Standard"/>
      <text:p text:style-name="Standard">dt_merge[, competence_group := ifelse(competence %in% top_competences, competence, "Autres")]</text:p>
      <text:p text:style-name="Standard"/>
      <text:p text:style-name="Standard">ggplot(dt_merge, aes(x = n_patents, y = salaire, color = competence_group)) +</text:p>
      <text:p text:style-name="Standard"><text:s text:c="2"/>geom_point(size = 4) +</text:p>
      <text:p text:style-name="Standard"><text:s text:c="2"/>labs(</text:p>
      <text:p text:style-name="Standard"><text:s text:c="4"/>title = "Relation entre innovation, salaire et top compétences",</text:p>
      <text:p text:style-name="Standard"><text:s text:c="4"/>x = "Nombre de brevets (Innovation)",</text:p>
      <text:p text:style-name="Standard"><text:s text:c="4"/>y = "Salaire",</text:p>
      <text:p text:style-name="Standard"><text:s text:c="4"/>color = "Compétences"</text:p>
      <text:p text:style-name="Standard"><text:s text:c="2"/>) +</text:p>
      <text:p text:style-name="Standard"><text:s text:c="2"/>theme_minimal()</text:p>
      <text:p text:style-name="Standard">#APPROCHE 3 : Étiqueter Seulement les Compétences Clés</text:p>
      <text:p text:style-name="Standard">ggplot(dt_merge, aes(x = n_patents, y = salaire)) +</text:p>
      <text:p text:style-name="Standard"><text:s text:c="2"/>geom_point(aes(color = competence), size = 4) +</text:p>
      <text:p text:style-name="Standard"><text:s text:c="2"/>geom_text(</text:p>
      <text:p text:style-name="Standard"><text:s text:c="4"/>aes(label = ifelse(n_patents &gt; quantile(n_patents, 0.9) | salaire &gt; quantile(salaire, 0.9), competence, "")),</text:p>
      <text:p text:style-name="Standard"><text:s text:c="4"/>vjust = -1,</text:p>
      <text:p text:style-name="Standard"><text:s text:c="4"/>hjust = 0.5</text:p>
      <text:p text:style-name="Standard"><text:s text:c="2"/>) +</text:p>
      <text:p text:style-name="Standard"><text:s text:c="2"/>labs(</text:p>
      <text:p text:style-name="Standard"><text:s text:c="4"/>title = "Relation entre innovation, salaire et compétences (clés uniquement)",</text:p>
      <text:p text:style-name="Standard"><text:s text:c="4"/>x = "Nombre de brevets (Innovation)",</text:p>
      <text:p text:style-name="Standard"><text:s text:c="4"/>y = "Salaire",</text:p>
      <text:p text:style-name="Standard"><text:s text:c="4"/>color = "Compétences"</text:p>
      <text:p text:style-name="Standard"><text:s text:c="2"/>) +</text:p>
      <text:p text:style-name="Standard"><text:s text:c="2"/>theme_minimal()</text:p>
      <text:p text:style-name="Standard">#APPROCHE 4 : Utiliser des Couleurs Continues Basées sur des Métadonnées</text:p>
      <text:p text:style-name="Standard">ggplot(dt_merge, aes(x = n_patents, y = salaire, color = nb_apparition)) +</text:p>
      <text:p text:style-name="Standard"><text:s text:c="2"/>geom_point(size = 4) +</text:p>
      <text:p text:style-name="Standard"><text:s text:c="2"/>labs(</text:p>
      <text:p text:style-name="Standard"><text:s text:c="4"/>title = "Relation entre innovation, salaire et fréquence des compétences",</text:p>
      <text:p text:style-name="Standard"><text:s text:c="4"/>x = "Nombre de brevets (Innovation)",</text:p>
      <text:p text:style-name="Standard"><text:s text:c="4"/>y = "Salaire",</text:p>
      <text:p text:style-name="Standard"><text:s text:c="4"/>color = "Fréquence des compétences"</text:p>
      <text:p text:style-name="Standard"><text:s text:c="2"/>) +</text:p>
      <text:p text:style-name="Standard"><text:s text:c="2"/>scale_color_viridis_c() +</text:p>
      <text:p text:style-name="Standard"><text:soft-page-break/><text:s text:c="2"/>theme_minimal()</text:p>
      <text:p text:style-name="Standard"/>
      <text:p text:style-name="Standard"/>
      <text:p text:style-name="Standard">###</text:p>
      <text:p text:style-name="Standard">### 7 c'est quoi ? </text:p>
      <text:p text:style-name="Standard">###</text:p>
      <text:p text:style-name="Standard"/>
      <text:p text:style-name="Standard">data_scaled &lt;- scale(dt_merge[, .(nb_apparition, salaire, exp, n_patents)])</text:p>
      <text:p text:style-name="Standard">dist_matrix &lt;- dist(data_scaled, method = "euclidean")</text:p>
      <text:p text:style-name="Standard">hc &lt;- hclust(dist_matrix, method = "ward.D2")</text:p>
      <text:p text:style-name="Standard"/>
      <text:p text:style-name="Standard">plot(hc, main = "Clustering des entreprises par caractéristiques", xlab = "", sub = "")</text:p>
      <text:p text:style-name="Standard"/>
      <text:p text:style-name="Standard"/>
      <text:p text:style-name="Standard">###</text:p>
      <text:p text:style-name="Standard">### 8</text:p>
      <text:p text:style-name="Standard">###</text:p>
      <text:p text:style-name="Standard"/>
      <text:p text:style-name="Standard">dt_merge[, brevet_categorie := cut(</text:p>
      <text:p text:style-name="Standard"><text:s text:c="2"/>n_patents,</text:p>
      <text:p text:style-name="Standard"><text:s text:c="2"/>breaks = c(-Inf, 10, 50, 100, Inf),</text:p>
      <text:p text:style-name="Standard"><text:s text:c="2"/>labels = c("Faible", "Moyen", "Élevé", "Très élevé")</text:p>
      <text:p text:style-name="Standard">)]</text:p>
      <text:p text:style-name="Standard"/>
      <text:p text:style-name="Standard">ggplot(dt_merge, aes(x = factor(addr_dept_main), y = salaire, fill = brevet_categorie)) +</text:p>
      <text:p text:style-name="Standard"><text:s text:c="2"/>geom_col() +</text:p>
      <text:p text:style-name="Standard"><text:s text:c="2"/>scale_fill_brewer(palette = "Purples") + <text:s/># Palette pour catégories</text:p>
      <text:p text:style-name="Standard"><text:s text:c="2"/>labs(</text:p>
      <text:p text:style-name="Standard"><text:s text:c="4"/>title = "Distribution des salaires par département et niveau d'innovation",</text:p>
      <text:p text:style-name="Standard"><text:s text:c="4"/>x = "Département principal",</text:p>
      <text:p text:style-name="Standard"><text:s text:c="4"/>y = "Salaire proposé",</text:p>
      <text:p text:style-name="Standard"><text:s text:c="4"/>fill = "Catégorie de brevets"</text:p>
      <text:p text:style-name="Standard"><text:s text:c="2"/>) +</text:p>
      <text:p text:style-name="Standard"><text:s text:c="2"/>theme_minimal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51:59.494313685</meta:creation-date>
    <dc:date>2024-12-11T14:46:49.465293319</dc:date>
    <meta:editing-duration>PT44M29S</meta:editing-duration>
    <meta:editing-cycles>6</meta:editing-cycles>
    <meta:generator>LibreOffice/24.8.3.2$Linux_X86_64 LibreOffice_project/480$Build-2</meta:generator>
    <meta:document-statistic meta:table-count="0" meta:image-count="0" meta:object-count="0" meta:page-count="10" meta:paragraph-count="328" meta:word-count="1940" meta:character-count="14230" meta:non-whitespace-character-count="11588"/>
  </office:meta>
</office:document-meta>
</file>